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a79bf" officeooo:paragraph-rsid="001a79bf"/>
    </style:style>
    <style:style style:name="P2" style:family="paragraph" style:parent-style-name="Text_20_body">
      <style:text-properties officeooo:paragraph-rsid="001a79bf"/>
    </style:style>
    <style:style style:name="T1" style:family="text">
      <style:text-properties officeooo:rsid="001a79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irst, to summarize the video the <text:span text:style-name="T1">attacker used free, open-source applications to do research on the company. This cannot be stopped, but could be avoided by limiting the amount of material that is posted online for public consumption. An idea is to have an individual or team that is responsible for all public communications (probably PR) and that would also be vetted through the IT Security department. This can greatly reduce the amount of data that is free and easy for potential hackers.</text:span></text:p>
      <text:p text:style-name="Text_20_body"/>
      <text:p text:style-name="P2"><text:span text:style-name="T1">Next an organization should be using user education to try and eliminate as many possible threats through email attachments as possible. Using ISO 29993 as a tool to develop a comprehensive program that shows employees what can happen when these attachments get run.</text:span></text:p>
      <text:p text:style-name="P2"/>
      <text:p text:style-name="P1">Third, an organization should use a perimeter firewall or email exchange server systems that scan and validate attachments prior to delivering the email to the user. Doing this can also greatly reduce the malicious attachments as they are pulled out and discarded prior to delivery.</text:p>
      <text:p text:style-name="P1"/>
      <text:p text:style-name="P1">Lastly, all systems should have Host-Based Firewalls running that would be able to pick up the malware and keep it contained to the host computer. If you have three people that open the file then it could be contained to those three individual systems and not infect an entire network. This would allow for less data loss and easier incident response to fix the three instead of the corporation.</text:p>
      <text:p text:style-name="P1"/>
      <text:p text:style-name="P1">To summarize, the main tactic we can take to prevent these attacks from phishing or malicious email attachments is user education. This is the primary reason that attachments get opened and deliver the malware into the system. All the other actions that we can take will require more time, personnel and money.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5T07:50:46.814000000</meta:creation-date>
    <dc:date>2019-08-15T08:06:55.882000000</dc:date>
    <meta:editing-duration>PT2M47S</meta:editing-duration>
    <meta:editing-cycles>1</meta:editing-cycles>
    <meta:document-statistic meta:table-count="0" meta:image-count="0" meta:object-count="0" meta:page-count="1" meta:paragraph-count="5" meta:word-count="292" meta:character-count="1748" meta:non-whitespace-character-count="1460"/>
    <meta:generator>LibreOffice/6.3.0.4$Windows_X86_64 LibreOffice_project/057fc023c990d676a43019934386b85b21a9ee99</meta:generator>
  </office:meta>
</office:document-meta>
</file>